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1b67b1" officeooo:paragraph-rsid="001b67b1" style:font-weight-asian="normal" style:font-weight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6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6179f5" officeooo:paragraph-rsid="00929e4a" style:font-weight-asian="normal" style:font-weight-complex="normal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156ff6" officeooo:paragraph-rsid="009e5d56" style:font-weight-asian="normal" style:font-weight-complex="normal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e5d56" officeooo:paragraph-rsid="009e5d56" style:font-weight-asian="bold" style:font-weight-complex="bold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0253912"/>
    </style:style>
    <style:style style:name="P11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288a7" style:font-weight-asian="normal" style:font-weight-complex="normal"/>
    </style:style>
    <style:style style:name="P13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0ec888b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06730ab"/>
    </style:style>
    <style:style style:name="P17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18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011555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0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3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8e396c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fdc4d3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a04cf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03d9e" officeooo:paragraph-rsid="008989ce" style:font-weight-asian="normal" style:font-weight-complex="normal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a288a7" officeooo:paragraph-rsid="00a288a7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45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46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47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48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49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50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51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52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53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61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66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69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70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71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72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73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74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75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76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77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7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7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80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81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82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83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84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85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86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87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90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91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9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9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94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9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9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97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98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99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100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101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102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1009261"/>
    </style:style>
    <style:style style:name="P103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09261" style:font-name-asian="Purisa" style:font-weight-asian="normal" style:font-weight-complex="normal"/>
    </style:style>
    <style:style style:name="P104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5bbc2" style:font-name-asian="Purisa" style:font-weight-asian="normal" style:font-weight-complex="normal"/>
    </style:style>
    <style:style style:name="P105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06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07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108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09" style:family="paragraph" style:parent-style-name="Heading_20_2">
      <style:paragraph-properties fo:text-align="center" style:justify-single-word="false"/>
      <style:text-properties style:font-name="Purisa" officeooo:paragraph-rsid="0011555c"/>
    </style:style>
    <style:style style:name="P110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1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2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9c25db" officeooo:paragraph-rsid="009c7195" style:font-weight-asian="bold" style:font-weight-complex="bold"/>
    </style:style>
    <style:style style:name="P113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15c3d8" officeooo:paragraph-rsid="0015c3d8" style:font-weight-asian="bold" style:font-weight-complex="bold"/>
    </style:style>
    <style:style style:name="P114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fdc4d3" officeooo:paragraph-rsid="00fdc4d3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116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117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803d9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e3b682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efd00b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11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2" style:family="text">
      <style:text-properties style:text-underline-style="solid" style:text-underline-width="auto" style:text-underline-color="font-color" officeooo:rsid="00803d9e"/>
    </style:style>
    <style:style style:name="T13" style:family="text">
      <style:text-properties style:text-underline-style="solid" style:text-underline-width="auto" style:text-underline-color="font-color" officeooo:rsid="00851817"/>
    </style:style>
    <style:style style:name="T14" style:family="text">
      <style:text-properties style:text-underline-style="solid" style:text-underline-width="auto" style:text-underline-color="font-color" fo:font-weight="bold" officeooo:rsid="0100926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10210a8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105bbc2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67eb6" style:font-weight-asian="bold" style:font-weight-complex="bold"/>
    </style:style>
    <style:style style:name="T19" style:family="text">
      <style:text-properties fo:font-weight="bold" officeooo:rsid="008f2b07" style:font-weight-asian="bold" style:font-weight-complex="bold"/>
    </style:style>
    <style:style style:name="T20" style:family="text">
      <style:text-properties fo:font-weight="bold" officeooo:rsid="01009261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730ab" style:font-weight-asian="normal" style:font-weight-complex="normal"/>
    </style:style>
    <style:style style:name="T23" style:family="text">
      <style:text-properties fo:font-weight="normal" officeooo:rsid="00687961" style:font-weight-asian="normal" style:font-weight-complex="normal"/>
    </style:style>
    <style:style style:name="T24" style:family="text">
      <style:text-properties fo:font-weight="normal" officeooo:rsid="00691b2d" style:font-weight-asian="normal" style:font-weight-complex="normal"/>
    </style:style>
    <style:style style:name="T25" style:family="text">
      <style:text-properties style:font-name="Purisa"/>
    </style:style>
    <style:style style:name="T26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7" style:family="text">
      <style:text-properties style:font-name="Purisa" style:text-underline-style="solid" style:text-underline-width="auto" style:text-underline-color="font-color" fo:font-weight="bold" officeooo:rsid="00d4198c" style:font-weight-asian="bold" style:font-weight-complex="bold"/>
    </style:style>
    <style:style style:name="T28" style:family="text">
      <style:text-properties style:font-name="Purisa" style:text-underline-style="solid" style:text-underline-width="auto" style:text-underline-color="font-color" fo:font-weight="bold" officeooo:rsid="001393b9" style:font-weight-asian="bold" style:font-weight-complex="bold"/>
    </style:style>
    <style:style style:name="T29" style:family="text">
      <style:text-properties style:font-name="Purisa" style:text-underline-style="solid" style:text-underline-width="auto" style:text-underline-color="font-color" officeooo:rsid="000ca828"/>
    </style:style>
    <style:style style:name="T30" style:family="text">
      <style:text-properties style:font-name="Purisa" fo:font-weight="bold" style:font-weight-asian="bold" style:font-weight-complex="bold"/>
    </style:style>
    <style:style style:name="T31" style:family="text">
      <style:text-properties style:font-name="Purisa" fo:font-weight="bold" officeooo:rsid="000ab63f" style:font-weight-asian="bold" style:font-weight-complex="bold"/>
    </style:style>
    <style:style style:name="T32" style:family="text">
      <style:text-properties style:font-name="Purisa" fo:font-weight="bold" officeooo:rsid="008e35d3" style:font-weight-asian="bold" style:font-weight-complex="bold"/>
    </style:style>
    <style:style style:name="T33" style:family="text">
      <style:text-properties style:font-name="Purisa" fo:font-weight="bold" officeooo:rsid="00a16bfe" style:font-weight-asian="bold" style:font-weight-complex="bold"/>
    </style:style>
    <style:style style:name="T34" style:family="text">
      <style:text-properties style:font-name="Purisa" fo:font-weight="bold" officeooo:rsid="00fba5bb" style:font-weight-asian="bold" style:font-weight-complex="bold"/>
    </style:style>
    <style:style style:name="T35" style:family="text">
      <style:text-properties style:font-name="Purisa" fo:font-weight="bold" officeooo:rsid="00fdc4d3" style:font-weight-asian="bold" style:font-weight-complex="bold"/>
    </style:style>
    <style:style style:name="T36" style:family="text">
      <style:text-properties style:font-name="Purisa" fo:font-style="italic" style:text-underline-style="solid" style:text-underline-width="auto" style:text-underline-color="font-color" officeooo:rsid="0016243f" style:font-style-asian="italic" style:font-style-complex="italic"/>
    </style:style>
    <style:style style:name="T37" style:family="text">
      <style:text-properties style:font-name="Purisa" fo:font-weight="normal" style:font-weight-asian="normal" style:font-weight-complex="normal"/>
    </style:style>
    <style:style style:name="T38" style:family="text">
      <style:text-properties style:font-name="Purisa" fo:font-weight="normal" officeooo:rsid="0008e7e3" style:font-weight-asian="normal" style:font-weight-complex="normal"/>
    </style:style>
    <style:style style:name="T39" style:family="text">
      <style:text-properties style:font-name="Purisa" fo:font-weight="normal" officeooo:rsid="003a1de8" style:font-weight-asian="normal" style:font-weight-complex="normal"/>
    </style:style>
    <style:style style:name="T40" style:family="text">
      <style:text-properties style:font-name="Purisa" fo:font-weight="normal" officeooo:rsid="003f89fa" style:font-weight-asian="normal" style:font-weight-complex="normal"/>
    </style:style>
    <style:style style:name="T41" style:family="text">
      <style:text-properties style:font-name="Purisa" fo:font-weight="normal" officeooo:rsid="00468014" style:font-weight-asian="normal" style:font-weight-complex="normal"/>
    </style:style>
    <style:style style:name="T42" style:family="text">
      <style:text-properties style:font-name="Purisa" fo:font-weight="normal" officeooo:rsid="008e35d3" style:font-weight-asian="normal" style:font-weight-complex="normal"/>
    </style:style>
    <style:style style:name="T43" style:family="text">
      <style:text-properties style:font-name="Purisa" fo:font-weight="normal" officeooo:rsid="00fdc4d3" style:font-weight-asian="normal" style:font-weight-complex="normal"/>
    </style:style>
    <style:style style:name="T44" style:family="text">
      <style:text-properties style:font-name="Purisa" style:text-underline-style="none"/>
    </style:style>
    <style:style style:name="T45" style:family="text">
      <style:text-properties style:font-name="Purisa" style:text-underline-style="none" fo:font-weight="normal" style:font-weight-asian="normal" style:font-weight-complex="normal"/>
    </style:style>
    <style:style style:name="T46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7" style:family="text">
      <style:text-properties style:font-name="Purisa" style:text-underline-style="none" fo:font-weight="bold" style:font-weight-asian="bold" style:font-weight-complex="bold"/>
    </style:style>
    <style:style style:name="T48" style:family="text">
      <style:text-properties style:font-name="Purisa" style:text-underline-style="none" fo:font-weight="bold" officeooo:rsid="00691b2d" style:font-weight-asian="bold" style:font-weight-complex="bold"/>
    </style:style>
    <style:style style:name="T49" style:family="text">
      <style:text-properties style:font-name="Purisa" style:text-underline-style="none" fo:font-weight="bold" officeooo:rsid="000ca828" style:font-weight-asian="bold" style:font-weight-complex="bold"/>
    </style:style>
    <style:style style:name="T50" style:family="text">
      <style:text-properties style:font-name="Purisa" style:text-underline-style="none" fo:font-weight="bold" officeooo:rsid="008f2b07" style:font-weight-asian="bold" style:font-weight-complex="bold"/>
    </style:style>
    <style:style style:name="T51" style:family="text">
      <style:text-properties style:font-name="Purisa" style:text-underline-style="none" officeooo:rsid="00929e4a"/>
    </style:style>
    <style:style style:name="T52" style:family="text">
      <style:text-properties style:font-name="Purisa" style:text-underline-style="none" officeooo:rsid="000ca828"/>
    </style:style>
    <style:style style:name="T53" style:family="text">
      <style:text-properties style:font-name="Purisa" style:text-underline-style="none" officeooo:rsid="0094b9a9"/>
    </style:style>
    <style:style style:name="T54" style:family="text">
      <style:text-properties style:font-name="Purisa" style:text-underline-style="none" officeooo:rsid="00cd0bc3"/>
    </style:style>
    <style:style style:name="T55" style:family="text">
      <style:text-properties style:font-name="Purisa" style:text-underline-style="none" officeooo:rsid="00cde6a2"/>
    </style:style>
    <style:style style:name="T56" style:family="text">
      <style:text-properties style:font-name="Purisa" style:text-underline-style="none" officeooo:rsid="00d18f49"/>
    </style:style>
    <style:style style:name="T57" style:family="text">
      <style:text-properties style:font-name="Purisa" officeooo:rsid="0016243f"/>
    </style:style>
    <style:style style:name="T58" style:family="text">
      <style:text-properties style:font-name="Purisa" officeooo:rsid="001a66fa"/>
    </style:style>
    <style:style style:name="T59" style:family="text">
      <style:text-properties style:font-name="Purisa" officeooo:rsid="0020a66a"/>
    </style:style>
    <style:style style:name="T60" style:family="text">
      <style:text-properties style:font-name="Purisa" officeooo:rsid="00213004"/>
    </style:style>
    <style:style style:name="T61" style:family="text">
      <style:text-properties style:font-name="Purisa" officeooo:rsid="0042a663"/>
    </style:style>
    <style:style style:name="T62" style:family="text">
      <style:text-properties style:font-name="Purisa" officeooo:rsid="004bf238"/>
    </style:style>
    <style:style style:name="T63" style:family="text">
      <style:text-properties style:font-name="Purisa" officeooo:rsid="004e5b44"/>
    </style:style>
    <style:style style:name="T64" style:family="text">
      <style:text-properties style:font-name="Purisa" officeooo:rsid="005014c7"/>
    </style:style>
    <style:style style:name="T65" style:family="text">
      <style:text-properties style:font-name="Purisa" officeooo:rsid="009e5d56"/>
    </style:style>
    <style:style style:name="T66" style:family="text">
      <style:text-properties style:font-name="Purisa" officeooo:rsid="00a16bfe"/>
    </style:style>
    <style:style style:name="T67" style:family="text">
      <style:text-properties style:font-name="Purisa" officeooo:rsid="00a288a7"/>
    </style:style>
    <style:style style:name="T68" style:family="text">
      <style:text-properties style:font-name="Purisa" officeooo:rsid="00dd9296"/>
    </style:style>
    <style:style style:name="T69" style:family="text">
      <style:text-properties style:font-name="Purisa" officeooo:rsid="00e2ee0f"/>
    </style:style>
    <style:style style:name="T70" style:family="text">
      <style:text-properties style:font-name="Purisa" officeooo:rsid="001393b9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fo:font-weight="normal" officeooo:rsid="000491bc" style:font-weight-asian="normal" style:font-weight-complex="normal"/>
    </style:style>
    <style:style style:name="T73" style:family="text">
      <style:text-properties style:text-underline-style="none" fo:font-weight="normal" officeooo:rsid="00067eb6" style:font-weight-asian="normal" style:font-weight-complex="normal"/>
    </style:style>
    <style:style style:name="T74" style:family="text">
      <style:text-properties style:text-underline-style="none" fo:font-weight="normal" officeooo:rsid="00687961" style:font-weight-asian="normal" style:font-weight-complex="normal"/>
    </style:style>
    <style:style style:name="T75" style:family="text">
      <style:text-properties style:text-underline-style="none" fo:font-weight="normal" officeooo:rsid="00691b2d" style:font-weight-asian="normal" style:font-weight-complex="normal"/>
    </style:style>
    <style:style style:name="T76" style:family="text">
      <style:text-properties style:text-underline-style="none" fo:font-weight="normal" officeooo:rsid="006a8799" style:font-weight-asian="normal" style:font-weight-complex="normal"/>
    </style:style>
    <style:style style:name="T77" style:family="text">
      <style:text-properties style:text-underline-style="none" fo:font-weight="normal" officeooo:rsid="007c1f66" style:font-weight-asian="normal" style:font-weight-complex="normal"/>
    </style:style>
    <style:style style:name="T78" style:family="text">
      <style:text-properties style:text-underline-style="none" fo:font-weight="normal" officeooo:rsid="0045411b" style:font-weight-asian="normal" style:font-weight-complex="normal"/>
    </style:style>
    <style:style style:name="T79" style:family="text">
      <style:text-properties style:text-underline-style="none" fo:font-weight="normal" officeooo:rsid="00109724" style:font-weight-asian="normal" style:font-weight-complex="bold"/>
    </style:style>
    <style:style style:name="T80" style:family="text">
      <style:text-properties style:text-underline-style="none" fo:font-weight="normal" officeooo:rsid="00128eef" style:font-weight-asian="normal" style:font-weight-complex="bold"/>
    </style:style>
    <style:style style:name="T81" style:family="text">
      <style:text-properties style:text-underline-style="none" fo:font-weight="normal" officeooo:rsid="00f80254" style:font-weight-asian="normal" style:font-weight-complex="bold"/>
    </style:style>
    <style:style style:name="T82" style:family="text">
      <style:text-properties style:text-underline-style="none" fo:font-weight="normal" officeooo:rsid="00f8095c" style:font-weight-asian="normal" style:font-weight-complex="bold"/>
    </style:style>
    <style:style style:name="T83" style:family="text">
      <style:text-properties style:text-underline-style="none" fo:font-weight="bold" style:font-weight-asian="bold" style:font-weight-complex="bold"/>
    </style:style>
    <style:style style:name="T84" style:family="text">
      <style:text-properties style:text-underline-style="none" fo:font-weight="bold" officeooo:rsid="000491bc" style:font-weight-asian="bold" style:font-weight-complex="bold"/>
    </style:style>
    <style:style style:name="T85" style:family="text">
      <style:text-properties style:text-underline-style="none" fo:font-weight="bold" officeooo:rsid="00067eb6" style:font-weight-asian="bold" style:font-weight-complex="bold"/>
    </style:style>
    <style:style style:name="T86" style:family="text">
      <style:text-properties style:text-underline-style="none" fo:font-weight="bold" officeooo:rsid="005a02d2" style:font-weight-asian="bold" style:font-weight-complex="bold"/>
    </style:style>
    <style:style style:name="T87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font-size="10pt" fo:font-style="normal" style:text-underline-style="none" fo:font-weight="bold" officeooo:rsid="005b3b04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officeooo:rsid="001393b9"/>
    </style:style>
    <style:style style:name="T90" style:family="text">
      <style:text-properties fo:color="#000066" officeooo:rsid="00d2e6c3"/>
    </style:style>
    <style:style style:name="T91" style:family="text">
      <style:text-properties fo:color="#000066" officeooo:rsid="00e173f7"/>
    </style:style>
    <style:style style:name="T92" style:family="text">
      <style:text-properties officeooo:rsid="00deded1"/>
    </style:style>
    <style:style style:name="T93" style:family="text">
      <style:text-properties officeooo:rsid="00e173f7"/>
    </style:style>
    <style:style style:name="T94" style:family="text">
      <style:text-properties officeooo:rsid="00fa9de1"/>
    </style:style>
    <style:style style:name="T95" style:family="text">
      <style:text-properties officeooo:rsid="00fb5c1f"/>
    </style:style>
    <style:style style:name="T96" style:family="text">
      <style:text-properties officeooo:rsid="01009261"/>
    </style:style>
    <style:style style:name="T97" style:family="text">
      <style:text-properties officeooo:rsid="0105bb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5" text:outline-level="1">“How are you?” Questionnaire</text:h>
      <text:p text:style-name="P90"><text:span text:style-name="T87">Intended to help friends understand </text:span><text:span text:style-name="T88">and help</text:span><text:span text:style-name="T87"> friends.</text:span></text:p>
      <text:h text:style-name="P108" text:outline-level="2"><text:span text:style-name="T19">1. </text:span><text:span text:style-name="T17">My Pursuits</text:span></text:h>
      <text:p text:style-name="P35"><text:span text:style-name="T18">Y1. </text:span><text:span text:style-name="T17">Why?</text:span><text:span text:style-name="T21"> (</text:span><text:span text:style-name="T22">what </text:span><text:span text:style-name="T24">are your current areas of professional</text:span><text:span text:style-name="T23"> interest</text:span><text:span text:style-name="T24">s</text:span><text:span text:style-name="T22">?</text:span><text:span text:style-name="T21">)</text:span>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8">name of interest</text:p>
          </table:table-cell>
          <table:table-cell table:style-name="Table1.C1" office:value-type="string">
            <text:p text:style-name="P39">why interested?</text:p>
          </table:table-cell>
        </table:table-row>
        <table:table-row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7">2</text:p>
          </table:table-cell>
          <table:table-cell table:style-name="Table1.A2" office:value-type="string">
            <text:p text:style-name="P70"/>
          </table:table-cell>
          <table:table-cell table:style-name="Table1.C2" office:value-type="string">
            <text:p text:style-name="P70"/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C2" table:number-columns-spanned="2" office:value-type="string">
            <text:p text:style-name="P91"><text:span text:style-name="T95">A</text:span>dd more rows <text:span text:style-name="T94">as needed...</text:span></text:p>
          </table:table-cell>
          <table:covered-table-cell/>
        </table:table-row>
      </table:table>
      <text:p text:style-name="P34"/>
      <text:p text:style-name="P36"><text:span text:style-name="T85">Y2.</text:span><text:span text:style-name="T73"> </text:span><text:span text:style-name="T84">How</text:span><text:span text:style-name="T83">?</text:span><text:span text:style-name="T71"> (</text:span><text:span text:style-name="T72">what </text:span><text:span text:style-name="T75">are the methods </text:span><text:span text:style-name="T76">or principles that</text:span><text:span text:style-name="T72"> </text:span><text:span text:style-name="T74">you believe could bring breakthroughs </text:span><text:span text:style-name="T75">in these areas</text:span><text:span text:style-name="T72">?</text:span><text:span text:style-name="T71">)</text:span></text:p>
      <text:p text:style-name="P28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<text:span text:style-name="T2">name of </text:span><text:span text:style-name="T3">idea</text:span></text:p>
          </table:table-cell>
          <table:table-cell table:style-name="Table2.C1" office:value-type="string">
            <text:p text:style-name="P39">how it would work?</text:p>
          </table:table-cell>
        </table:table-row>
        <table:table-row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74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47">2</text:p>
          </table:table-cell>
          <table:table-cell table:style-name="Table2.A2" office:value-type="string">
            <text:p text:style-name="P73"/>
          </table:table-cell>
          <table:table-cell table:style-name="Table2.C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72"/>
          </table:table-cell>
          <table:table-cell table:style-name="Table2.C2" office:value-type="string">
            <text:p text:style-name="P76"/>
          </table:table-cell>
        </table:table-row>
      </table:table>
      <text:p text:style-name="P34"/>
      <text:p text:style-name="P36"><text:span text:style-name="T85">Y3. </text:span><text:span text:style-name="T84">What</text:span><text:span text:style-name="T83">?</text:span><text:span text:style-name="T71"> (</text:span><text:span text:style-name="T72">what </text:span><text:span text:style-name="T77">are </text:span><text:span text:style-name="T78">your</text:span><text:span text:style-name="T72"> projects/</text:span><text:span text:style-name="T73">companies</text:span><text:span text:style-name="T78"> </text:span><text:span text:style-name="T75">trying</text:span><text:span text:style-name="T78"> </text:span><text:span text:style-name="T75">these methods?</text:span><text:span text:style-name="T71">)</text:span></text:p>
      <text:p text:style-name="P28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5"><text:span text:style-name="T12">name of </text:span><text:span text:style-name="T13">project/company</text:span></text:p>
          </table:table-cell>
          <table:table-cell table:style-name="Table3.C1" office:value-type="string">
            <text:p text:style-name="P39">what it is doing?</text:p>
          </table:table-cell>
        </table:table-row>
        <table:table-row>
          <table:table-cell table:style-name="Table3.A2" office:value-type="string">
            <text:p text:style-name="P47">1</text:p>
          </table:table-cell>
          <table:table-cell table:style-name="Table3.A2" office:value-type="string">
            <text:p text:style-name="P88"/>
          </table:table-cell>
          <table:table-cell table:style-name="Table3.C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63">2</text:p>
          </table:table-cell>
          <table:table-cell table:style-name="Table3.A2" office:value-type="string">
            <text:p text:style-name="P89"/>
          </table:table-cell>
          <table:table-cell table:style-name="Table3.C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63">3</text:p>
          </table:table-cell>
          <table:table-cell table:style-name="Table3.A2" office:value-type="string">
            <text:p text:style-name="P89"/>
          </table:table-cell>
          <table:table-cell table:style-name="Table3.C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65"/>
          </table:table-cell>
          <table:table-cell table:style-name="Table3.A2" office:value-type="string">
            <text:p text:style-name="P89"/>
          </table:table-cell>
          <table:table-cell table:style-name="Table3.C2" office:value-type="string">
            <text:p text:style-name="P44"/>
          </table:table-cell>
        </table:table-row>
      </table:table>
      <text:h text:style-name="P106" text:outline-level="1"/>
      <text:h text:style-name="P107" text:outline-level="1"><text:span text:style-name="T50">2. </text:span><text:span text:style-name="T48">My Happiness</text:span></text:h>
      <text:p text:style-name="P16"><text:span text:style-name="T32">HFRM</text:span><text:span text:style-name="T35">E</text:span><text:span text:style-name="T32"> (H</text:span><text:span text:style-name="T42">ealth</text:span><text:span text:style-name="T41">, </text:span><text:span text:style-name="T32">F</text:span><text:span text:style-name="T42">inance, </text:span><text:span text:style-name="T32">R</text:span><text:span text:style-name="T42">elationships, </text:span><text:span text:style-name="T32">M</text:span><text:span text:style-name="T42">eaning, </text:span><text:span text:style-name="T35">E</text:span><text:span text:style-name="T43">xperiences</text:span><text:span text:style-name="T42">)</text:span><text:span text:style-name="T37"> make people feel </text:span><text:span text:style-name="T40">happy</text:span><text:span text:style-name="T39">. I</text:span><text:span text:style-name="T37">dentifying and fixing them thus can make us </text:span><text:span text:style-name="T41">more</text:span><text:span text:style-name="T37"> </text:span><text:span text:style-name="T41">happy!</text:span></text:p>
      <text:h text:style-name="P109" text:outline-level="2">HEALTH</text:h>
      <text:p text:style-name="P17"><text:span text:style-name="T30">H1.</text:span><text:span text:style-name="T37"> (</text:span><text:span text:style-name="T38">Perception</text:span><text:span text:style-name="T37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30"><text:span text:style-name="T3">W</text:span><text:span text:style-name="T1">hat</text:span><text:span text:style-name="T5"> </text:span><text:span text:style-name="T1">discomfort or pain</text:span></text:p>
          </table:table-cell>
          <table:table-cell table:style-name="Table7.C1" office:value-type="string">
            <text:p text:style-name="P22"><text:span text:style-name="T4">What to do about it</text:span><text:span text:style-name="T3">?</text:span></text:p>
          </table:table-cell>
        </table:table-row>
        <table:table-row>
          <table:table-cell table:style-name="Table7.A2" office:value-type="string">
            <text:p text:style-name="P48">1</text:p>
          </table:table-cell>
          <table:table-cell table:style-name="Table7.A2" office:value-type="string">
            <text:p text:style-name="P78"/>
          </table:table-cell>
          <table:table-cell table:style-name="Table7.C2" office:value-type="string">
            <text:p text:style-name="P78"/>
          </table:table-cell>
        </table:table-row>
        <table:table-row>
          <table:table-cell table:style-name="Table7.A2" office:value-type="string">
            <text:p text:style-name="P68">2</text:p>
          </table:table-cell>
          <table:table-cell table:style-name="Table7.A2" office:value-type="string">
            <text:p text:style-name="P78"/>
          </table:table-cell>
          <table:table-cell table:style-name="Table7.C2" office:value-type="string">
            <text:p text:style-name="P78"/>
          </table:table-cell>
        </table:table-row>
        <table:table-row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78"/>
          </table:table-cell>
          <table:table-cell table:style-name="Table7.C2" office:value-type="string">
            <text:p text:style-name="P78"/>
          </table:table-cell>
        </table:table-row>
      </table:table>
      <text:p text:style-name="P17"><text:span text:style-name="T37"><text:line-break/></text:span><text:span text:style-name="T30">H2.</text:span><text:span text:style-name="T37"> </text:span><text:span text:style-name="T38">(Longevity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30"><text:span text:style-name="T3">W</text:span><text:span text:style-name="T1">hat </text:span><text:span text:style-name="T5">type of risk</text:span></text:p>
          </table:table-cell>
          <table:table-cell table:style-name="Table8.C1" office:value-type="string">
            <text:p text:style-name="P22"><text:span text:style-name="T4">What to do about it</text:span><text:span text:style-name="T3">?</text:span></text:p>
          </table:table-cell>
        </table:table-row>
        <table:table-row>
          <table:table-cell table:style-name="Table8.A2" office:value-type="string">
            <text:p text:style-name="P54">1</text:p>
          </table:table-cell>
          <table:table-cell table:style-name="Table8.A2" office:value-type="string">
            <text:p text:style-name="P80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A2" office:value-type="string">
            <text:p text:style-name="P68">2</text:p>
          </table:table-cell>
          <table:table-cell table:style-name="Table8.A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</table:table>
      <text:h text:style-name="P110" text:outline-level="2"/>
      <text:h text:style-name="P111" text:outline-level="2">FINANCE</text:h>
      <text:p text:style-name="P18"><text:span text:style-name="T47">F1.</text:span><text:span text:style-name="T44"> What</text:span><text:span text:style-name="T51"> </text:span><text:span text:style-name="T54">g</text:span><text:span text:style-name="T44">oods/services</text:span><text:span text:style-name="T54"> </text:span><text:span text:style-name="T51">you’</text:span><text:span text:style-name="T56">d</text:span><text:span text:style-name="T51"> </text:span><text:span text:style-name="T54">indulge in if </text:span><text:span text:style-name="T56">you</text:span><text:span text:style-name="T54"> had unlimited $$$?</text:span></text:p>
      <text:p text:style-name="P20"><text:span text:style-name="T44">(</text:span><text:span text:style-name="T29">*</text:span><text:span text:style-name="T26">estimated need:</text:span><text:span text:style-name="T52"> </text:span><text:span text:style-name="T55">guess </text:span><text:span text:style-name="T52">how </text:span><text:span text:style-name="T53">much</text:span><text:span text:style-name="T52"> you’</text:span><text:span text:style-name="T55">d</text:span><text:span text:style-name="T52"> </text:span><text:span text:style-name="T54">spend </text:span><text:span text:style-name="T52">to </text:span><text:span text:style-name="T53">max</text:span><text:span text:style-name="T52"> satisfaction?</text:span><text:span text:style-name="T44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40">what goods or services?</text:p>
          </table:table-cell>
          <table:table-cell table:style-name="Table9.A1" office:value-type="string">
            <text:p text:style-name="P6">where available</text:p>
          </table:table-cell>
          <table:table-cell table:style-name="Table9.D1" office:value-type="string">
            <text:p text:style-name="P8">estimated need*</text:p>
          </table:table-cell>
        </table:table-row>
        <table:table-row>
          <table:table-cell table:style-name="Table9.A2" office:value-type="string">
            <text:p text:style-name="P67">1</text:p>
          </table:table-cell>
          <table:table-cell table:style-name="Table9.A2" office:value-type="string">
            <text:p text:style-name="P81"/>
          </table:table-cell>
          <table:table-cell table:style-name="Table9.A2" office:value-type="string">
            <text:p text:style-name="P81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67">2</text:p>
          </table:table-cell>
          <table:table-cell table:style-name="Table9.A2" office:value-type="string">
            <text:p text:style-name="P81"/>
          </table:table-cell>
          <table:table-cell table:style-name="Table9.A2" office:value-type="string">
            <text:p text:style-name="P81"/>
          </table:table-cell>
          <table:table-cell table:style-name="Table9.D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67"/>
          </table:table-cell>
          <table:table-cell table:style-name="Table9.A2" office:value-type="string">
            <text:p text:style-name="P85"/>
          </table:table-cell>
          <table:table-cell table:style-name="Table9.A2" office:value-type="string">
            <text:p text:style-name="P85"/>
          </table:table-cell>
          <table:table-cell table:style-name="Table9.D2" office:value-type="string">
            <text:p text:style-name="P82"/>
          </table:table-cell>
        </table:table-row>
      </table:table>
      <text:p text:style-name="P5"/>
      <text:p text:style-name="P19"><text:span text:style-name="T49">F</text:span><text:span text:style-name="T47">2.</text:span><text:span text:style-name="T45"> </text:span><text:span text:style-name="T46">Which 3-4 of these would give you most happiness </text:span><text:span text:style-name="T27">right now</text:span><text:span text:style-name="T46">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41">asset class</text:p>
          </table:table-cell>
          <table:table-cell table:style-name="Table10.C1" office:value-type="string">
            <text:p text:style-name="P32"><text:span text:style-name="T3">W</text:span><text:span text:style-name="T1">here </text:span><text:span text:style-name="T6">to</text:span><text:span text:style-name="T1"> get</text:span></text:p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Space travel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Valuable companies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Great people for important tasks</text:p>
          </table:table-cell>
          <table:table-cell table:style-name="Table10.C2" office:value-type="string">
            <text:p text:style-name="P8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Higher quality food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Exercising more often and conveniently</text:p>
          </table:table-cell>
          <table:table-cell table:style-name="Table10.C2" office:value-type="string">
            <text:p text:style-name="P8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Beauty and looking better more often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Travel and meeting specific friends more often</text:p>
          </table:table-cell>
          <table:table-cell table:style-name="Table10.C2" office:value-type="string">
            <text:p text:style-name="P8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Accessing rare specific facilities and equipment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Accessing certain information or network services</text:p>
          </table:table-cell>
          <table:table-cell table:style-name="Table10.C2" office:value-type="string">
            <text:p text:style-name="P84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Accessing advanced medicine, bioengineering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9">[<text:span text:style-name="T90"> </text:span>]</text:p>
          </table:table-cell>
          <table:table-cell table:style-name="Table10.A2" office:value-type="string">
            <text:p text:style-name="P95">Mind upload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95">Something else: (describe below)</text:p>
          </table:table-cell>
          <table:table-cell table:style-name="Table10.C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49"/>
          </table:table-cell>
          <table:table-cell table:style-name="Table10.A2" office:value-type="string">
            <text:p text:style-name="P97"/>
          </table:table-cell>
          <table:table-cell table:style-name="Table10.C2" office:value-type="string">
            <text:p text:style-name="P53"/>
          </table:table-cell>
        </table:table-row>
      </table:table>
      <text:h text:style-name="P112" text:outline-level="2"><text:span text:style-name="T89">R</text:span>ELATIONSHIPS</text:h>
      <text:p text:style-name="P13"><text:span text:style-name="T31">R</text:span><text:span text:style-name="T30">1.</text:span><text:span text:style-name="T25"> </text:span><text:span text:style-name="T65">I</text:span><text:span text:style-name="T25">dentify people, the relationships with whom you’d like to </text:span><text:span text:style-name="T68">improve</text:span><text:span text:style-name="T25">:</text:span></text:p>
      <text:p text:style-name="P14"><text:span text:style-name="T25">Assign a letter to person, and then d</text:span><text:span text:style-name="T70">efine an </text:span><text:span text:style-name="T28">action or operation</text:span><text:span text:style-name="T70"> that you have to do about </text:span><text:span text:style-name="T59">each of</text:span><text:span text:style-name="T70"> them, for things to change in the way that makes you feel the optimal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7"/>
          </table:table-cell>
          <table:table-cell table:style-name="Table11.A1" office:value-type="string">
            <text:p text:style-name="P42"><text:span text:style-name="T92">w</text:span>ho <text:span text:style-name="T92">(some reference)</text:span></text:p>
          </table:table-cell>
          <table:table-cell table:style-name="Table11.A1" office:value-type="string">
            <text:p text:style-name="P7">action or operation</text:p>
          </table:table-cell>
          <table:table-cell table:style-name="Table11.D1" office:value-type="string">
            <text:p text:style-name="P9">Why</text:p>
          </table:table-cell>
        </table:table-row>
        <table:table-row>
          <table:table-cell table:style-name="Table11.A2" office:value-type="string">
            <text:p text:style-name="P50">1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6"/>
          </table:table-cell>
        </table:table-row>
        <table:table-row>
          <table:table-cell table:style-name="Table11.A2" office:value-type="string">
            <text:p text:style-name="P55">2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6"/>
          </table:table-cell>
        </table:table-row>
        <table:table-row>
          <table:table-cell table:style-name="Table11.A2" office:value-type="string">
            <text:p text:style-name="P60">3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7"/>
          </table:table-cell>
        </table:table-row>
        <table:table-row>
          <table:table-cell table:style-name="Table11.A2" office:value-type="string">
            <text:p text:style-name="P60">4</text:p>
          </table:table-cell>
          <table:table-cell table:style-name="Table11.A2" office:value-type="string">
            <text:p text:style-name="P86"/>
          </table:table-cell>
          <table:table-cell table:style-name="Table11.A2" office:value-type="string">
            <text:p text:style-name="P86"/>
          </table:table-cell>
          <table:table-cell table:style-name="Table11.D2" office:value-type="string">
            <text:p text:style-name="P86"/>
          </table:table-cell>
        </table:table-row>
        <table:table-row>
          <table:table-cell table:style-name="Table11.A2" office:value-type="string">
            <text:p text:style-name="P60">5</text:p>
          </table:table-cell>
          <table:table-cell table:style-name="Table11.A2" office:value-type="string">
            <text:p text:style-name="P87"/>
          </table:table-cell>
          <table:table-cell table:style-name="Table11.A2" office:value-type="string">
            <text:p text:style-name="P87"/>
          </table:table-cell>
          <table:table-cell table:style-name="Table11.D2" office:value-type="string">
            <text:p text:style-name="P87"/>
          </table:table-cell>
        </table:table-row>
        <table:table-row>
          <table:table-cell table:style-name="Table11.A2" office:value-type="string">
            <text:p text:style-name="P60">6</text:p>
          </table:table-cell>
          <table:table-cell table:style-name="Table11.A2" office:value-type="string">
            <text:p text:style-name="P66"/>
          </table:table-cell>
          <table:table-cell table:style-name="Table11.A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string">
            <text:p text:style-name="P60">7</text:p>
          </table:table-cell>
          <table:table-cell table:style-name="Table11.A2" office:value-type="string">
            <text:p text:style-name="P45"/>
          </table:table-cell>
          <table:table-cell table:style-name="Table11.A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string">
            <text:p text:style-name="P62">[ ]</text:p>
          </table:table-cell>
          <table:table-cell table:style-name="Table11.D2" table:number-columns-spanned="3" office:value-type="string">
            <text:p text:style-name="P61"><text:s/>( Have someone doesn’t exist yet, describe )</text:p>
            <text:p text:style-name="P61"/>
            <text:p text:style-name="P61"/>
            <text:p text:style-name="P61"/>
          </table:table-cell>
          <table:covered-table-cell/>
          <table:covered-table-cell/>
        </table:table-row>
      </table:table>
      <text:p text:style-name="P1"/>
      <text:h text:style-name="P113" text:outline-level="2">MEANING</text:h>
      <text:p text:style-name="P11"><text:span text:style-name="T66">A</text:span><text:span text:style-name="T57"> good answer to question </text:span><text:span text:style-name="T66">to one’s purpose in life</text:span><text:span text:style-name="T57"> provide</text:span><text:span text:style-name="T66">s</text:span><text:span text:style-name="T57"> an </text:span><text:span text:style-name="T36">actionable</text:span><text:span text:style-name="T57"> “higher purpose</text:span><text:span text:style-name="T66">s</text:span><text:span text:style-name="T57">” making their existence worthwhile, so some find </text:span><text:span text:style-name="T62">meaning</text:span><text:span text:style-name="T57"> in </text:span><text:span text:style-name="T58">the things </text:span><text:span text:style-name="T62">listed </text:span><text:span text:style-name="T58">below.</text:span></text:p>
      <text:p text:style-name="P12"><text:span text:style-name="T33">M</text:span><text:span text:style-name="T34">1</text:span><text:span text:style-name="T33">.</text:span><text:span text:style-name="T58"> Mark </text:span><text:span text:style-name="T69">up to 5 of</text:span><text:span text:style-name="T58"> those that apply to you, </text:span><text:span text:style-name="T67">or write your own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3"/>
          </table:table-cell>
          <table:table-cell table:style-name="Table12.B1" office:value-type="string">
            <text:p text:style-name="P43">most meaningful to me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2">Improving society and social love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2">Fostering kids and personal love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2">Being with friends and adventures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3"><text:span text:style-name="T93">Problem solving, </text:span>ideas and innovation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4">Mental intimacy and collaboration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4">Physical intimacy and exploration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2">Art, emotions and expression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2">Technological creativity and ideal systems engineering</text:p>
          </table:table-cell>
        </table:table-row>
        <table:table-row>
          <table:table-cell table:style-name="Table12.A2" office:value-type="string">
            <text:p text:style-name="P57">[<text:span text:style-name="T91"> </text:span>]</text:p>
          </table:table-cell>
          <table:table-cell table:style-name="Table12.B2" office:value-type="string">
            <text:p text:style-name="P92">Studying math and solving the mystery of the Universe.</text:p>
          </table:table-cell>
        </table:table-row>
        <table:table-row>
          <table:table-cell table:style-name="Table12.A2" office:value-type="string">
            <text:p text:style-name="P58">[<text:span text:style-name="T91"> </text:span>]</text:p>
          </table:table-cell>
          <table:table-cell table:style-name="Table12.B2" office:value-type="string">
            <text:p text:style-name="P96">Something else: (describe below)</text:p>
          </table:table-cell>
        </table:table-row>
        <table:table-row table:style-name="Table12.12">
          <table:table-cell table:style-name="Table12.A2" office:value-type="string">
            <text:p text:style-name="P51"/>
          </table:table-cell>
          <table:table-cell table:style-name="Table12.B2" office:value-type="string">
            <text:p text:style-name="P46"/>
          </table:table-cell>
        </table:table-row>
      </table:table>
      <text:p text:style-name="P2"/>
      <text:h text:style-name="P114" text:outline-level="2">EXPERIENCES</text:h>
      <text:p text:style-name="P4">To a great extent, we associate happiness with life experiences.</text:p>
      <text:p text:style-name="P4">E1. Write a few experiences that you want to happen<text:span text:style-name="T17"> </text:span><text:span text:style-name="T14">tomorrow</text:span><text:span text:style-name="T20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31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4.C1" office:value-type="string">
            <text:p text:style-name="P24"><text:span text:style-name="T4">What to do about it</text:span><text:span text:style-name="T3">?</text:span>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A2" office:value-type="string">
            <text:p text:style-name="P79"/>
          </table:table-cell>
          <table:table-cell table:style-name="Table4.C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69">2</text:p>
          </table:table-cell>
          <table:table-cell table:style-name="Table4.A2" office:value-type="string">
            <text:p text:style-name="P79"/>
          </table:table-cell>
          <table:table-cell table:style-name="Table4.C2" office:value-type="string">
            <text:p text:style-name="P79"/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79"/>
          </table:table-cell>
          <table:table-cell table:style-name="Table4.C2" office:value-type="string">
            <text:p text:style-name="P79"/>
          </table:table-cell>
        </table:table-row>
      </table:table>
      <text:p text:style-name="P29"/>
      <text:p text:style-name="P104">E<text:span text:style-name="T96">2</text:span>. Write experiences that you want <text:span text:style-name="T97">happen</text:span> <text:span text:style-name="T97">in</text:span><text:span text:style-name="T17"> </text:span><text:span text:style-name="T16">coming months</text:span><text:span text:style-name="T20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1"/>
          </table:table-cell>
          <table:table-cell table:style-name="Table5.A1" office:value-type="string">
            <text:p text:style-name="P102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5.C1" office:value-type="string">
            <text:p text:style-name="P101"><text:span text:style-name="T4">What to do about it</text:span><text:span text:style-name="T3">?</text:span></text:p>
          </table:table-cell>
        </table:table-row>
        <table:table-row>
          <table:table-cell table:style-name="Table5.A2" office:value-type="string">
            <text:p text:style-name="P115">1</text:p>
          </table:table-cell>
          <table:table-cell table:style-name="Table5.A2" office:value-type="string">
            <text:p text:style-name="P117"/>
          </table:table-cell>
          <table:table-cell table:style-name="Table5.C2" office:value-type="string">
            <text:p text:style-name="P117"/>
          </table:table-cell>
        </table:table-row>
        <table:table-row>
          <table:table-cell table:style-name="Table5.A2" office:value-type="string">
            <text:p text:style-name="P116">2</text:p>
          </table:table-cell>
          <table:table-cell table:style-name="Table5.A2" office:value-type="string">
            <text:p text:style-name="P117"/>
          </table:table-cell>
          <table:table-cell table:style-name="Table5.C2" office:value-type="string">
            <text:p text:style-name="P117"/>
          </table:table-cell>
        </table:table-row>
        <table:table-row>
          <table:table-cell table:style-name="Table5.A2" office:value-type="string">
            <text:p text:style-name="P115"/>
          </table:table-cell>
          <table:table-cell table:style-name="Table5.A2" office:value-type="string">
            <text:p text:style-name="P117"/>
          </table:table-cell>
          <table:table-cell table:style-name="Table5.C2" office:value-type="string">
            <text:p text:style-name="P117"/>
          </table:table-cell>
        </table:table-row>
      </table:table>
      <text:p text:style-name="P100"/>
      <text:p text:style-name="P103">E<text:span text:style-name="T96">3</text:span>. Write a few experiences that you want to happen<text:span text:style-name="T17"> </text:span><text:span text:style-name="T15">in</text:span><text:span text:style-name="T14"> </text:span><text:span text:style-name="T15">many</text:span><text:span text:style-name="T14"> years</text:span><text:span text:style-name="T20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1"/>
          </table:table-cell>
          <table:table-cell table:style-name="Table6.A1" office:value-type="string">
            <text:p text:style-name="P102"><text:span text:style-name="T3">W</text:span><text:span text:style-name="T1">hat</text:span><text:span text:style-name="T5"> </text:span><text:span text:style-name="T9">would you like to happen</text:span></text:p>
          </table:table-cell>
          <table:table-cell table:style-name="Table6.C1" office:value-type="string">
            <text:p text:style-name="P101"><text:span text:style-name="T4">What to do about it</text:span><text:span text:style-name="T3">?</text:span></text:p>
          </table:table-cell>
        </table:table-row>
        <table:table-row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7"/>
          </table:table-cell>
          <table:table-cell table:style-name="Table6.C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6">2</text:p>
          </table:table-cell>
          <table:table-cell table:style-name="Table6.A2" office:value-type="string">
            <text:p text:style-name="P117"/>
          </table:table-cell>
          <table:table-cell table:style-name="Table6.C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117"/>
          </table:table-cell>
          <table:table-cell table:style-name="Table6.C2" office:value-type="string">
            <text:p text:style-name="P117"/>
          </table:table-cell>
        </table:table-row>
      </table:table>
      <text:p text:style-name="P100"/>
      <text:p text:style-name="P29"/>
      <text:p text:style-name="P15"><text:span text:style-name="T60">Let </text:span><text:span text:style-name="T63">friends</text:span><text:span text:style-name="T60"> </text:span><text:span text:style-name="T64">who care of you </text:span><text:span text:style-name="T60">know. </text:span><text:span text:style-name="T25">The world of possibilities is greater than we imagine </text:span><text:span text:style-name="T60">at any particular </text:span><text:span text:style-name="T61">time</text:span><text:span text:style-name="T25">.</text:span></text:p>
      <text:p text:style-name="P3"/>
      <text:p text:style-name="P10"><text:span text:style-name="T83">Who </text:span><text:span text:style-name="T86">do you dedicate these </text:span><text:span text:style-name="T83">answers </text:span><text:span text:style-name="T86">to</text:span><text:span text:style-name="T83">:</text:span><text:span text:style-name="T71"> </text:span><text:span text:style-name="T1"><text:s/></text:span><text:span text:style-name="T8">good</text:span><text:span text:style-name="T7"> friends</text:span><text:span text:style-name="T1"> </text:span><text:span text:style-name="T71">.</text:span></text:p>
      <text:p text:style-name="P98"><text:span text:style-name="T81">The Questionnaire is based on</text:span><text:span text:style-name="T79"> </text:span><text:span text:style-name="T80">WeFindX </text:span><text:span text:style-name="T81">research </text:span><text:span text:style-name="T82">at</text:span><text:span text:style-name="T79"> </text:span><text:span text:style-name="T10">https://github.com/wefindx/how</text:span><text:span text:style-name="T11">-</text:span><text:span text:style-name="T10">are</text:span><text:span text:style-name="T11">-</text:span><text:span text:style-name="T10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05T12:05:44.488498175</dc:date>
    <meta:editing-duration>PT7H31M48S</meta:editing-duration>
    <meta:editing-cycles>197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67" meta:character-count="3221" meta:non-whitespace-character-count="2678"/>
  </office:meta>
</office:document-meta>
</file>